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 svg:font-family="Tahoma"/>
    <style:font-face style:name="Andale Sans UI" svg:font-family="'Andale Sans UI', '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WW8Num1"/>
    <style:style style:name="P2" style:family="paragraph" style:parent-style-name="Standard" style:master-page-name="Standard">
      <style:paragraph-properties style:page-number="auto"/>
    </style:style>
    <style:style style:name="T1"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chael Fetick <text:tab/><text:tab/><text:tab/>Week 9 <text:tab/><text:tab/><text:tab/>Current Events</text:p>
      <text:p text:style-name="Standard"/>
      <text:p text:style-name="Standard">Links:</text:p>
      <text:p text:style-name="Standard"><text:a xlink:type="simple" xlink:href="http://insurancenewsnet.com/oarticle/2014/09/17/actions-needed-to-address-weaknesses-in-information-security-and-privacy-control-a-556323.html#.VCLZpxaO7L4" text:style-name="Internet_20_link" text:visited-style-name="Visited_20_Internet_20_Link"><text:span text:style-name="Internet_20_link">http://insurancenewsnet.com/oarticle/2014/09/17/actions-needed-to-address-weaknesses-in-information-security-and-privacy-control-a-556323.html#.VCLZpxaO7L4</text:span></text:a></text:p>
      <text:p text:style-name="Standard"/>
      <text:p text:style-name="Standard"><text:a xlink:type="simple" xlink:href="http://www.foxnews.com/politics/2014/09/16/watchdog-report-healthcaregov-still-has-security-issues-that-puts-sensitive/" text:style-name="Internet_20_link" text:visited-style-name="Visited_20_Internet_20_Link"><text:span text:style-name="Internet_20_link">http://www.foxnews.com/politics/2014/09/16/watchdog-report-healthcaregov-still-has-security-issues-that-puts-sensitive/</text:span></text:a></text:p>
      <text:p text:style-name="Standard"/>
      <text:p text:style-name="Standard"><text:a xlink:type="simple" xlink:href="http://www.businessweek.com/articles/2014-09-12/home-depot-didnt-encrypt-credit-card-data-former-workers-say" text:style-name="Internet_20_link" text:visited-style-name="Visited_20_Internet_20_Link"><text:span text:style-name="Internet_20_link">http://www.businessweek.com/articles/2014-09-12/home-depot-didnt-encrypt-credit-card-data-former-workers-say</text:span></text:a></text:p>
      <text:p text:style-name="Standard"/>
      <text:list xml:id="list3616429352804685824" text:style-name="WW8Num1">
        <text:list-item>
          <text:p text:style-name="P1">Do you think that the govenrment should have the same standards as private corporations or should they have a higher standard?</text:p>
          <text:p text:style-name="P1">Answer: <text:span text:style-name="T1">To govern is to be decide for others and there is a responsibility to protect those who trust to be governed.The have a higher standard of service and should therefore have a higher standard of security.</text:span></text:p>
          <text:p text:style-name="P1"/>
        </text:list-item>
        <text:list-item>
          <text:p text:style-name="P1">Why do you think that government practices are so lax to the point where they needed to be called out on thier negligence?</text:p>
          <text:p text:style-name="P1">Answer: <text:span text:style-name="T1">There is a loss of trust in network security. There seems to be a lack of understanding the practice of distinguishing between different levels of security and some government officials have apparantly not properly applied those practicves because of thier lack of inderstanding which results in making poor decisions.These poor decisions make the practice of security misdirected, causing a burden on convenience when it is not necessary and absense of security where it should be.</text:span></text:p>
          <text:p text:style-name="P1"/>
        </text:list-item>
        <text:list-item>
          <text:p text:style-name="P1">What were a few things that Heathcare.gov did so wrong with their network security practices?</text:p>
          <text:p text:style-name="P1">Answer: <text:span text:style-name="T1">Heathcare.gov is managed by the Centers for Medicare &amp; Medicaid Services (CMS). Built too quickly. Pushed out immaturely. No backups. No password maangement. The company doing the development was a start up company and it was thier first project. </text:span></text:p>
          <text:p text:style-name="P1"><text:span text:style-name="T1">The Department of Health and Human Services (DHHS) and is just one facet of what they do. It is the first objective declared in thier mission statement: "Ensuring access to high-quality health care"</text:span></text:p>
          <text:p text:style-name="P1"><text:span text:style-name="T1">The network security practices is the frontline defense to safeguard data managed by the heathcare.gov website.Patient Protection and </text:span><text:a xlink:type="simple" xlink:href="http://www.insurancenewsnet.com/aca.aspx" office:target-frame-name="_comment" xlink:show="replace" text:style-name="Internet_20_link" text:visited-style-name="Visited_20_Internet_20_Link"><text:span text:style-name="T1">Affordable Care Act </text:span></text:a><text:span text:style-name="T1">(PPACA) </text:span></text:p>
          <text:p text:style-name="P1"/>
        </text:list-item>
        <text:list-item>
          <text:p text:style-name="P1">What would appear to be the main attribution to Home Depot's security breach?</text:p>
          <text:p text:style-name="P1">Answer: <text:s/><text:span text:style-name="T1">The security breach at Home Depot involved not training employee. Transferred credit card data was transmitted in plaintext. They violated multiple secuirty rules. They had an auditor tell them all thier problems and they ignored the advise.</text:span></text:p>
          <text:p text:style-name="P1"/>
        </text:list-item>
        <text:list-item>
          <text:p text:style-name="P1">What could Home Depot do to better their security</text:p>
          <text:p text:style-name="P1">Answer: <text:span text:style-name="T1">To make their security better, Home Depot could ...</text:span></text:p>
          <text:p text:style-name="P1"/>
        </text:list-item>
        <text:list-item>
          <text:p text:style-name="P1">What could Heathcare.gov do to improve their security?</text:p>
          <text:p text:style-name="P1">Answer: <text:span text:style-name="T1">To improve their security, Heathcare.gov could ...</text:span></text:p>
          <text:p text:style-name="P1"/>
        </text:list-item>
        <text:list-item>
          <text:p text:style-name="P1">How does the consequences of the weakness in theses two's security effect the average citizen?</text:p>
          <text:p text:style-name="P1">Answer: </text:p>
          <text:p text:style-name="P1"><text:soft-page-break/></text:p>
        </text:list-item>
        <text:list-item>
          <text:p text:style-name="P1">Do you think that the government office of accountablity is active enough in order to catch vulnerablities in time to fix them considering they caught these ones?</text:p>
          <text:p text:style-name="P1">Answer: <text:span text:style-name="T1">The Government Accountablity Office (GAO) oversees accounting and procurement of all government agencies and report to the House Oversight and Government Reform Committee. They are very busy.</text:span></text:p>
          <text:p text:style-name="P1"/>
        </text:list-item>
        <text:list-item>
          <text:p text:style-name="P1">Do you think our government should spend more money or less money guiding and watching businesses information security programs?</text:p>
          <text:p text:style-name="P1">Answer: <text:span text:style-name="T1">Our government has always led the way in Information Systems for corporations and all business of the U.S.A to do business with the government. Beginning with the complexities of the 1948 Berlin Airlift led to the development of military logistics and resulting the development of the Electronic Data Interchange (EDI) of the 1960s and into today. There were many decisions made by great leaders of our nation.That should continue.</text:span></text:p>
          <text:p text:style-name="P1"/>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 svg:font-family="Tahoma"/>
    <style:font-face style:name="Andale Sans UI" svg:font-family="'Andale Sans UI', '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0:32:02</meta:creation-date>
    <dc:date>2015-03-03T09:25:54.52</dc:date>
    <meta:editing-cycles>31</meta:editing-cycles>
    <meta:editing-duration>PT1H22M52S</meta:editing-duration>
    <meta:generator>OpenOffice/4.1.1$Win32 OpenOffice.org_project/411m6$Build-9775</meta:generator>
    <meta:document-statistic meta:table-count="0" meta:image-count="0" meta:object-count="0" meta:page-count="2" meta:paragraph-count="25" meta:word-count="533" meta:character-count="3684"/>
  </office:meta>
</office:document-meta>
</file>